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c65f" officeooo:paragraph-rsid="001ec65f"/>
    </style:style>
    <style:style style:name="P2" style:family="paragraph" style:parent-style-name="Standard">
      <style:paragraph-properties fo:text-align="center" style:justify-single-word="false"/>
      <style:text-properties officeooo:rsid="001ec65f" officeooo:paragraph-rsid="001ec65f"/>
    </style:style>
    <style:style style:name="P3" style:family="paragraph" style:parent-style-name="Standard">
      <style:text-properties officeooo:rsid="001ec65f" officeooo:paragraph-rsid="001ec65f"/>
    </style:style>
    <style:style style:name="P4" style:family="paragraph" style:parent-style-name="Standard">
      <style:text-properties officeooo:rsid="001fa460" officeooo:paragraph-rsid="001fa4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 Zeta</text:p>
      <text:p text:style-name="P1">lab_9</text:p>
      <text:p text:style-name="P1"/>
      <text:p text:style-name="P2">writeup</text:p>
      <text:p text:style-name="P1"/>
      <text:p text:style-name="P1">This lab is the final lab of the semester, and is the culmination of our work.</text:p>
      <text:p text:style-name="P1">Our goal is to have a baxter robot (Merry) and a custom navigation robot (Jinx) travel together</text:p>
      <text:p text:style-name="P1">(Merry is bolted to the top of Jinx) from a starting location, over to a stool (at a well known</text:p>
      <text:p text:style-name="P1">location in the room), identify a block sitting on the stool, pick up the block, and bring the block</text:p>
      <text:p text:style-name="P1">back to the starting location.</text:p>
      <text:p text:style-name="P1"/>
      <text:p text:style-name="P1">We subdivided this problem into three subsystems:</text:p>
      <text:p text:style-name="P1"/>
      <text:p text:style-name="P1">1) Navigation</text:p>
      <text:p text:style-name="P1">2) Object Detection</text:p>
      <text:p text:style-name="P1">3) Object Manipulation</text:p>
      <text:p text:style-name="P1"/>
      <text:p text:style-name="P1">To control the robot, we have a "client" program that will command the combined robots to perform</text:p>
      <text:p text:style-name="P1">the following steps in sequence:</text:p>
      <text:p text:style-name="P1"/>
      <text:p text:style-name="P1">1) Navigate to the stool and stop (from the starting location)</text:p>
      <text:p text:style-name="P1">2) Find the block on the stool</text:p>
      <text:p text:style-name="P1">3) Pick up the block on the stool</text:p>
      <text:p text:style-name="P1">4) Back up (so we don't knock over the stool when turning to go home)</text:p>
      <text:p text:style-name="P1">5) Navigate back to the starting location and stop (from the stool)</text:p>
      <text:p text:style-name="P1"/>
      <text:p text:style-name="P1">Our client is found in this repository as lab_9/lab_9_path_client and the source file</text:p>
      <text:p text:style-name="P1">is found at src/lab_9_path_client.cc</text:p>
      <text:p text:style-name="P1"/>
      <text:p text:style-name="P1">This repository also provides several launch files required to bring up Merry and Jinx.</text:p>
      <text:p text:style-name="P1">They are as follows:</text:p>
      <text:p text:style-name="P1"/>
      <text:p text:style-name="P1">1) launch_on_merry.launch -&gt; this file launches all nodes that are required for the Object Detection</text:p>
      <text:p text:style-name="P1"><text:s text:c="29"/>and Object Manipulation subsystems to work. It (as it is named), should</text:p>
      <text:p text:style-name="P1"><text:s text:c="29"/>be run on Merry.</text:p>
      <text:p text:style-name="P1"/>
      <text:p text:style-name="P1">2) launch_nodes.launch -&gt; this file launches all nodes that are required for the Navigation subsystems.</text:p>
      <text:p text:style-name="P1"><text:s text:c="26"/>It can be ran on Merry or an arbitrary machine that has Merry as the ROS master.</text:p>
      <text:p text:style-name="P1"><text:s text:c="26"/>Note that these nodes need to run in real time, so a strong connection is suggested</text:p>
      <text:p text:style-name="P1"><text:s text:c="26"/>if not running directly on Merry.</text:p>
      <text:p text:style-name="P1"/>
      <text:p text:style-name="P1">We had to make several design choices to get the Object Detection and Object Manipulation subsystems to</text:p>
      <text:p text:style-name="P1">work together to correctly pick up the block. Since Merry is equipped with a ReThink gripper, the orientation</text:p>
      <text:p text:style-name="P1">of the gripper fingers matters (the gripper cannot pick up the block by its minor axis (short side)).</text:p>
      <text:p text:style-name="P1">The Object Manipulation subsystem defaults to aligning the gripper fingers with the minor axis of the block,</text:p>
      <text:p text:style-name="P1">and the Object Detection subsystem will return the major axis of the block if it finds the block.</text:p>
      <text:p text:style-name="P1"><text:soft-page-break/></text:p>
      <text:p text:style-name="P1">To correct for this, we had the Object Detection subsystem return the minor axis of the objects that it finds</text:p>
      <text:p text:style-name="P1">as opposed to the major axis, so the Object Manipulation subsystem would now align the gripper fingers with</text:p>
      <text:p text:style-name="P1">the major axis of the block and pick it up.</text:p>
      <text:p text:style-name="P1"/>
      <text:p text:style-name="P1">We also had to incorporate a new gripper interface into the Object Manipulation subsystem, which we placed</text:p>
      <text:p text:style-name="P1">in the "zeta_object_grabber" package.</text:p>
      <text:p text:style-name="P1"/>
      <text:p text:style-name="P1">Finally, we had to create the functionality for the Navigation subsystem to allow it to back up.</text:p>
      <text:p text:style-name="P1">This was not a trivial task, as the Navigation subsystem makes two crucial assumptions:</text:p>
      <text:p text:style-name="P1"/>
      <text:p text:style-name="P1">1) The robot wants to always move forward.</text:p>
      <text:p text:style-name="P1">2) Navigation always knows where the robot is (and will not move by other control other than Navigation).</text:p>
      <text:p text:style-name="P1"/>
      <text:p text:style-name="P1">By the second assumption, we cannot "open loop" the robot backwards without turning off Navigation. This</text:p>
      <text:p text:style-name="P1">would be possible except for that we want to only run the client once, and would therefore be required</text:p>
      <text:p text:style-name="P1">to relaunch the Navigation subsystem from within a running client; something we weren't keen on doing.</text:p>
      <text:p text:style-name="P1"/>
      <text:p text:style-name="P1">Therefore, we decided that Navigation would provide an additional "special" service that would only</text:p>
      <text:p text:style-name="P1">drive the robot from its current point to a provided point. Note that it is completely possible to have</text:p>
      <text:p text:style-name="P1">the robot drive a path backwards using this architecture, but separate service calls would be required for</text:p>
      <text:p text:style-name="P1">each waypoint in the path (as opposed to giving a full waypoint path to forward navigation).</text:p>
      <text:p text:style-name="P1"/>
      <text:p text:style-name="P1">With this functionality, we were able to get Merry and Jinx to successfully complete its goal.</text:p>
      <text:p text:style-name="P1"/>
      <text:p text:style-name="P1"/>
      <text:p text:style-name="P1">Some problems that we encountered during development (and our competition run):</text:p>
      <text:p text:style-name="P1"/>
      <text:p text:style-name="P1">1) Sometimes inverse kinematics of the right arm of Merry fails. This can happen at arbitrary times during</text:p>
      <text:p text:style-name="P1"><text:s text:c="3"/>movement, sometimes even if there is a valid path to follow.</text:p>
      <text:p text:style-name="P1"/>
      <text:p text:style-name="P1"><text:s text:c="3"/>The most common of these errors is that once Merry places the gripper over the block, she will be unable</text:p>
      <text:p text:style-name="P1"><text:s text:c="3"/>to find a path to raise her arm and move her hand to her side. This is remarkable since that is where her</text:p>
      <text:p text:style-name="P1"><text:s text:c="3"/>arm started, so if she was able to move her hand over the block, she had to have found and executed a</text:p>
      <text:p text:style-name="P1"><text:s text:c="3"/>valid path from the now goal location.</text:p>
      <text:p text:style-name="P1"/>
      <text:p text:style-name="P1"><text:s text:c="3"/>The second most common error was Merry would find a path to execute, and then be unable to execute it mid-way.</text:p>
      <text:p text:style-name="P1"/>
      <text:p text:style-name="P1"><text:soft-page-break/>2) Sometimes the gripper does not close (or open) when we tell it to. Commands that we give seem to either</text:p>
      <text:p text:style-name="P1"><text:s text:c="3"/>run when we give them, or run at an undetermined later point in time.</text:p>
      <text:p text:style-name="P1"/>
      <text:p text:style-name="P1">3) Sometimes the Object Detection subsystem does not find the block on the stool. This is likely due to the</text:p>
      <text:p text:style-name="P1"><text:s text:c="3"/>stool not being a horizontal surface (the stool is tilted). Therefore, when looking in a small rectangle</text:p>
      <text:p text:style-name="P1"><text:s text:c="3"/>in space, the block might be mistaken for part of the table, or vice versa due to the orientation of the</text:p>
      <text:p text:style-name="P1"><text:s text:c="3"/>stool and the pose of the block on the stool.</text:p>
      <text:p text:style-name="P1"/>
      <text:p text:style-name="P1">This is the commands we ran for our demo:</text:p>
      <text:p text:style-name="P1"/>
      <text:p text:style-name="P1">1) (On Merry) baxter_master &amp;&amp; roslaunch launchers start_baxter.launch</text:p>
      <text:p text:style-name="P1">2) (On Merry) baxter_master &amp;&amp; roslaunch launchers start_jinx.launch</text:p>
      <text:p text:style-name="P1">3) (On Merry) baxter_master &amp;&amp; roslaunch lab_9 launch_on_merry.launch</text:p>
      <text:p text:style-name="P1">4) (We ran it on Merry but you don't have to) baxter_master &amp;&amp; roslaunch lab_9 launch_nodes.launch</text:p>
      <text:p text:style-name="P1">5) (We ran it on Merry but you don't have to) baxter_master &amp;&amp; rosrun lab_9 lab_9_path_client</text:p>
      <text:p text:style-name="P1"/>
      <text:p text:style-name="P4">Our code is located at:</text:p>
      <text:p text:style-name="P4"><text:a xlink:type="simple" xlink:href="https://github.com/aew61/eecs376" text:style-name="Internet_20_link" text:visited-style-name="Visited_20_Internet_20_Link">https://github.com/aew61/eecs376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21:37:37.598321628</meta:creation-date>
    <dc:date>2017-05-04T21:50:29.761655888</dc:date>
    <meta:editing-duration>PT6M1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74" meta:word-count="945" meta:character-count="5577" meta:non-whitespace-character-count="4540"/>
  </office:meta>
</office:document-meta>
</file>